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5.639cm"/>
    </style:style>
    <style:style style:name="co9" style:family="table-column">
      <style:table-column-properties fo:break-before="auto" style:column-width="2.87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40" style:family="table-cell" style:parent-style-name="Default" style:data-style-name="N99">
      <style:text-properties style:text-position="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style:font-name="Carlito" fo:font-size="12pt" style:font-size-asian="12pt" style:font-size-complex="12pt"/>
    </style:style>
    <style:style style:name="ce3" style:family="table-cell" style:parent-style-name="righe_20_pari"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4" style:family="table-cell" style:parent-style-name="Default"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DejaVu Sans"/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EVEN(ROW()))" style:apply-style-name="righe_20_pari" style:base-cell-address="Sheet1.C6"/>
      <style:map style:condition="is-true-formula(ISODD(ROW()))" style:apply-style-name="righe_20_dispari" style:base-cell-address="Sheet1.C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EVEN(ROW()))" style:apply-style-name="righe_20_pari" style:base-cell-address="Sheet1.E3"/>
      <style:map style:condition="is-true-formula(ISODD(ROW()))" style:apply-style-name="righe_20_dispari" style:base-cell-address="Sheet1.E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11" style:family="table-cell" style:parent-style-name="Default" style:data-style-name="N10"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12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13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14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15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16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17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18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19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20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21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22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23" style:family="table-cell" style:parent-style-name="Default" style:data-style-name="N10">
      <style:map style:condition="is-true-formula(ISEVEN(ROW()))" style:apply-style-name="righe_20_pari" style:base-cell-address="Sheet1.F5"/>
      <style:map style:condition="is-true-formula(ISODD(ROW()))" style:apply-style-name="righe_20_dispari" style:base-cell-address="Sheet1.F5"/>
    </style:style>
    <style:style style:name="ce24" style:family="table-cell" style:parent-style-name="Default" style:data-style-name="N10"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25" style:family="table-cell" style:parent-style-name="Default" style:data-style-name="N30"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26" style:family="table-cell" style:parent-style-name="Default" style:data-style-name="N30">
      <style:map style:condition="is-true-formula(ISEVEN(ROW()))" style:apply-style-name="righe_20_pari" style:base-cell-address="Sheet1.G2"/>
      <style:map style:condition="is-true-formula(ISODD(ROW()))" style:apply-style-name="righe_20_dispari" style:base-cell-address="Sheet1.G2"/>
    </style:style>
    <style:style style:name="ce27" style:family="table-cell" style:parent-style-name="Default" style:data-style-name="N30">
      <style:map style:condition="is-true-formula(ISEVEN(ROW()))" style:apply-style-name="righe_20_pari" style:base-cell-address="Sheet1.G2"/>
      <style:map style:condition="is-true-formula(ISODD(ROW()))" style:apply-style-name="righe_20_dispari" style:base-cell-address="Sheet1.G2"/>
    </style:style>
    <style:style style:name="ce28" style:family="table-cell" style:parent-style-name="Default" style:data-style-name="N37">
      <style:map style:condition="is-true-formula(ISEVEN(ROW()))" style:apply-style-name="righe_20_pari" style:base-cell-address="Sheet1.A2"/>
      <style:map style:condition="is-true-formula(ISODD(ROW()))" style:apply-style-name="righe_20_dispari" style:base-cell-address="Sheet1.A2"/>
    </style:style>
    <style:style style:name="ce29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0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1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2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3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4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5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6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7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8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39" style:family="table-cell" style:parent-style-name="Default" style:data-style-name="N37">
      <style:map style:condition="is-true-formula(ISEVEN(ROW()))" style:apply-style-name="righe_20_pari" style:base-cell-address="Sheet1.G5"/>
      <style:map style:condition="is-true-formula(ISODD(ROW()))" style:apply-style-name="righe_20_dispari" style:base-cell-address="Sheet1.G5"/>
    </style:style>
    <style:style style:name="ce41" style:family="table-cell" style:parent-style-name="Default" style:data-style-name="N37">
      <style:map style:condition="is-true-formula(ISEVEN(ROW()))" style:apply-style-name="righe_20_pari" style:base-cell-address="Sheet1.G16"/>
      <style:map style:condition="is-true-formula(ISODD(ROW()))" style:apply-style-name="righe_20_dispari" style:base-cell-address="Sheet1.G16"/>
    </style:style>
    <style:style style:name="ce42" style:family="table-cell" style:parent-style-name="Default" style:data-style-name="N37">
      <style:map style:condition="is-true-formula(ISEVEN(ROW()))" style:apply-style-name="righe_20_pari" style:base-cell-address="Sheet1.G16"/>
      <style:map style:condition="is-true-formula(ISODD(ROW()))" style:apply-style-name="righe_20_dispari" style:base-cell-address="Sheet1.G16"/>
    </style:style>
    <style:style style:name="ce43" style:family="table-cell" style:parent-style-name="Default" style:data-style-name="N37">
      <style:map style:condition="is-true-formula(ISEVEN(ROW()))" style:apply-style-name="righe_20_pari" style:base-cell-address="Sheet1.G16"/>
      <style:map style:condition="is-true-formula(ISODD(ROW()))" style:apply-style-name="righe_20_dispari" style:base-cell-address="Sheet1.G16"/>
    </style:style>
    <style:style style:name="ce44" style:family="table-cell" style:parent-style-name="Default" style:data-style-name="N99"/>
  </office:automatic-styles>
  <office:body>
    <office:spreadsheet>
      <table:content-validations>
        <table:content-validation table:name="val1" table:condition="of:cell-content-is-in-list(&quot;NEW&quot;;&quot;OPEN&quot;;&quot;CLOSED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6" table:default-cell-style-name="ce5"/>
        <table:table-column table:style-name="co8" table:default-cell-style-name="ce4"/>
        <table:table-column table:style-name="co5" table:default-cell-style-name="ce9"/>
        <table:table-column table:style-name="co5" table:default-cell-style-name="ce24"/>
        <table:table-column table:style-name="co5" table:number-columns-repeated="3" table:default-cell-style-name="ce4"/>
        <table:table-column table:style-name="co9" table:default-cell-style-name="ce4"/>
        <table:table-row table:style-name="ro3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OGRESS</text:p>
          </table:table-cell>
          <table:table-cell table:style-name="ce2" office:value-type="string" calcext:value-type="string">
            <text:p>CREATED</text:p>
          </table:table-cell>
          <table:table-cell table:style-name="ce2" office:value-type="string" calcext:value-type="string">
            <text:p>UPDATED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COMMIT ID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DEV-0001</text:p>
          </table:table-cell>
          <table:table-cell office:value-type="string" calcext:value-type="string">
            <text:p>Bonus entities</text:p>
          </table:table-cell>
          <table:table-cell table:style-name="ce8" table:content-validation-name="val1" office:value-type="string" calcext:value-type="string">
            <text:p>NEW</text:p>
          </table:table-cell>
          <table:table-cell table:style-name="ce11" office:value-type="percentage" office:value="0" calcext:value-type="percentage">
            <text:p>0%</text:p>
          </table:table-cell>
          <table:table-cell table:style-name="ce25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DEV-0002</text:p>
          </table:table-cell>
          <table:table-cell office:value-type="string" calcext:value-type="string">
            <text:p>Game score</text:p>
          </table:table-cell>
          <table:table-cell table:content-validation-name="val1" office:value-type="string" calcext:value-type="string">
            <text:p>NEW</text:p>
          </table:table-cell>
          <table:table-cell table:style-name="ce11" office:value-type="percentage" office:value="0" calcext:value-type="percentage">
            <text:p>0%</text:p>
          </table:table-cell>
          <table:table-cell table:style-name="ce26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V-0003</text:p>
          </table:table-cell>
          <table:table-cell office:value-type="string" calcext:value-type="string">
            <text:p>Off-screen entities drawing</text:p>
          </table:table-cell>
          <table:table-cell table:content-validation-name="val1" office:value-type="string" calcext:value-type="string">
            <text:p>OPEN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27" office:value-type="date" office:date-value="2015-10-27" calcext:value-type="date">
            <text:p>27/10/15</text:p>
          </table:table-cell>
          <table:table-cell table:style-name="ce28" office:value-type="date" office:date-value="2015-11-09" calcext:value-type="date">
            <text:p>09/11/1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DEV-0004</text:p>
          </table:table-cell>
          <table:table-cell office:value-type="string" calcext:value-type="string">
            <text:p>Off-screen sugar way points</text:p>
          </table:table-cell>
          <table:table-cell table:content-validation-name="val1" office:value-type="string" calcext:value-type="string">
            <text:p>NEW</text:p>
          </table:table-cell>
          <table:table-cell table:style-name="ce12" office:value-type="percentage" office:value="0" calcext:value-type="percentage">
            <text:p>0%</text:p>
          </table:table-cell>
          <table:table-cell table:style-name="ce28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DEV-0005</text:p>
          </table:table-cell>
          <table:table-cell office:value-type="string" calcext:value-type="string">
            <text:p>Fly animation</text:p>
          </table:table-cell>
          <table:table-cell table:content-validation-name="val1" office:value-type="string" calcext:value-type="string">
            <text:p>NEW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29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DEV-0006</text:p>
          </table:table-cell>
          <table:table-cell office:value-type="string" calcext:value-type="string">
            <text:p>Sound view</text:p>
          </table:table-cell>
          <table:table-cell table:content-validation-name="val1" office:value-type="string" calcext:value-type="string">
            <text:p>NEW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0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DEV-0007</text:p>
          </table:table-cell>
          <table:table-cell office:value-type="string" calcext:value-type="string">
            <text:p>Fly animation</text:p>
          </table:table-cell>
          <table:table-cell table:content-validation-name="val1" office:value-type="string" calcext:value-type="string">
            <text:p>NEW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31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DEV-0008</text:p>
          </table:table-cell>
          <table:table-cell office:value-type="string" calcext:value-type="string">
            <text:p>Move animation to sprite-sheet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2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EV-0009</text:p>
          </table:table-cell>
          <table:table-cell office:value-type="string" calcext:value-type="string">
            <text:p>Fly physics: drift effect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3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EV-0010</text:p>
          </table:table-cell>
          <table:table-cell office:value-type="string" calcext:value-type="string">
            <text:p>Preference screen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4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DEV-0011</text:p>
          </table:table-cell>
          <table:table-cell office:value-type="string" calcext:value-type="string">
            <text:p>Game mode selection screen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35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DEV-0012</text:p>
          </table:table-cell>
          <table:table-cell office:value-type="string" calcext:value-type="string">
            <text:p>Game save/restore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6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DEV-0013</text:p>
          </table:table-cell>
          <table:table-cell office:value-type="string" calcext:value-type="string">
            <text:p>Opponent: the “shoe” entity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37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EV-0014</text:p>
          </table:table-cell>
          <table:table-cell office:value-type="string" calcext:value-type="string">
            <text:p>Game mode: survival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8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DEV-0015</text:p>
          </table:table-cell>
          <table:table-cell office:value-type="string" calcext:value-type="string">
            <text:p>Game mode:pic-nic blitz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39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OC-0001</text:p>
          </table:table-cell>
          <table:table-cell office:value-type="string" calcext:value-type="string">
            <text:p>Fly state digram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11" office:value-type="percentage" office:value="0" calcext:value-type="percentage">
            <text:p>0%</text:p>
          </table:table-cell>
          <table:table-cell table:style-name="ce41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C-0002</text:p>
          </table:table-cell>
          <table:table-cell office:value-type="string" calcext:value-type="string">
            <text:p>Class diagram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11" office:value-type="percentage" office:value="0" calcext:value-type="percentage">
            <text:p>0%</text:p>
          </table:table-cell>
          <table:table-cell table:style-name="ce42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OC-0003</text:p>
          </table:table-cell>
          <table:table-cell office:value-type="string" calcext:value-type="string">
            <text:p>General architecture concept</text:p>
          </table:table-cell>
          <table:table-cell table:style-name="ce10" table:content-validation-name="val1" office:value-type="string" calcext:value-type="string">
            <text:p>NEW</text:p>
          </table:table-cell>
          <table:table-cell table:style-name="ce11" office:value-type="percentage" office:value="0" calcext:value-type="percentage">
            <text:p>0%</text:p>
          </table:table-cell>
          <table:table-cell table:style-name="ce43" office:value-type="date" office:date-value="2015-10-27" calcext:value-type="date">
            <text:p>27/10/15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content-validation-name="val1"/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content-validation-name="val1"/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content-validation-name="val1"/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content-validation-name="val1"/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content-validation-name="val1"/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/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content-validation-name="val1"/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  <table:table-cell table:content-validation-name="val1"/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  <table:table-cell table:content-validation-name="val1"/>
          <table:table-cell table:number-columns-repeated="5"/>
        </table:table-row>
        <calcext:conditional-formats>
          <calcext:conditional-format calcext:target-range-address="Sheet1.A2:Sheet1.J2 Sheet1.H5:Sheet1.J28 Sheet1.H3:Sheet1.J4 Sheet1.E9:Sheet1.E19 Sheet1.F20:Sheet1.G28 Sheet1.F3:Sheet1.F4 Sheet1.G5:Sheet1.G5 Sheet1.A3:Sheet1.D5 Sheet1.A17:Sheet1.D28 Sheet1.A6:Sheet1.B16 Sheet1.D6:Sheet1.D16 Sheet1.F17:Sheet1.F28">
            <calcext:condition calcext:apply-style-name="righe pari" calcext:value="formula-is(ISEVEN(ROW()))" calcext:base-cell-address="Sheet1.A2"/>
            <calcext:condition calcext:apply-style-name="righe dispari" calcext:value="formula-is(ISODD(ROW()))" calcext:base-cell-address="Sheet1.A2"/>
          </calcext:conditional-format>
          <calcext:conditional-format calcext:target-range-address="Sheet1.G3:Sheet1.G3">
            <calcext:condition calcext:apply-style-name="righe pari" calcext:value="formula-is(ISEVEN(ROW()))" calcext:base-cell-address="Sheet1.G2"/>
            <calcext:condition calcext:apply-style-name="righe dispari" calcext:value="formula-is(ISODD(ROW()))" calcext:base-cell-address="Sheet1.G2"/>
          </calcext:conditional-format>
          <calcext:conditional-format calcext:target-range-address="Sheet1.G4:Sheet1.G4">
            <calcext:condition calcext:apply-style-name="righe pari" calcext:value="formula-is(ISEVEN(ROW()))" calcext:base-cell-address="Sheet1.G2"/>
            <calcext:condition calcext:apply-style-name="righe dispari" calcext:value="formula-is(ISODD(ROW()))" calcext:base-cell-address="Sheet1.G2"/>
          </calcext:conditional-format>
          <calcext:conditional-format calcext:target-range-address="Sheet1.E3:Sheet1.E28">
            <calcext:condition calcext:apply-style-name="righe pari" calcext:value="formula-is(ISEVEN(ROW()))" calcext:base-cell-address="Sheet1.E3"/>
            <calcext:condition calcext:apply-style-name="righe dispari" calcext:value="formula-is(ISODD(ROW()))" calcext:base-cell-address="Sheet1.E3"/>
          </calcext:conditional-format>
          <calcext:conditional-format calcext:target-range-address="Sheet1.F5:Sheet1.F5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6:Sheet1.F6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7:Sheet1.F7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8:Sheet1.F8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9:Sheet1.F9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10:Sheet1.F10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11:Sheet1.F11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12:Sheet1.F12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13:Sheet1.F13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14:Sheet1.F14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15:Sheet1.F15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F16:Sheet1.F16">
            <calcext:condition calcext:apply-style-name="righe pari" calcext:value="formula-is(ISEVEN(ROW()))" calcext:base-cell-address="Sheet1.F5"/>
            <calcext:condition calcext:apply-style-name="righe dispari" calcext:value="formula-is(ISODD(ROW()))" calcext:base-cell-address="Sheet1.F5"/>
          </calcext:conditional-format>
          <calcext:conditional-format calcext:target-range-address="Sheet1.G6:Sheet1.G6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7:Sheet1.G7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8:Sheet1.G8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9:Sheet1.G9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10:Sheet1.G10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11:Sheet1.G11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12:Sheet1.G12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13:Sheet1.G13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14:Sheet1.G14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15:Sheet1.G15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G16:Sheet1.G16">
            <calcext:condition calcext:apply-style-name="righe pari" calcext:value="formula-is(ISEVEN(ROW()))" calcext:base-cell-address="Sheet1.G5"/>
            <calcext:condition calcext:apply-style-name="righe dispari" calcext:value="formula-is(ISODD(ROW()))" calcext:base-cell-address="Sheet1.G5"/>
          </calcext:conditional-format>
          <calcext:conditional-format calcext:target-range-address="Sheet1.C6:Sheet1.C16">
            <calcext:condition calcext:apply-style-name="righe pari" calcext:value="formula-is(ISEVEN(ROW()))" calcext:base-cell-address="Sheet1.C6"/>
            <calcext:condition calcext:apply-style-name="righe dispari" calcext:value="formula-is(ISODD(ROW()))" calcext:base-cell-address="Sheet1.C6"/>
          </calcext:conditional-format>
          <calcext:conditional-format calcext:target-range-address="Sheet1.G17:Sheet1.G17">
            <calcext:condition calcext:apply-style-name="righe pari" calcext:value="formula-is(ISEVEN(ROW()))" calcext:base-cell-address="Sheet1.G16"/>
            <calcext:condition calcext:apply-style-name="righe dispari" calcext:value="formula-is(ISODD(ROW()))" calcext:base-cell-address="Sheet1.G16"/>
          </calcext:conditional-format>
          <calcext:conditional-format calcext:target-range-address="Sheet1.G18:Sheet1.G18">
            <calcext:condition calcext:apply-style-name="righe pari" calcext:value="formula-is(ISEVEN(ROW()))" calcext:base-cell-address="Sheet1.G16"/>
            <calcext:condition calcext:apply-style-name="righe dispari" calcext:value="formula-is(ISODD(ROW()))" calcext:base-cell-address="Sheet1.G16"/>
          </calcext:conditional-format>
          <calcext:conditional-format calcext:target-range-address="Sheet1.G19:Sheet1.G19">
            <calcext:condition calcext:apply-style-name="righe pari" calcext:value="formula-is(ISEVEN(ROW()))" calcext:base-cell-address="Sheet1.G16"/>
            <calcext:condition calcext:apply-style-name="righe dispari" calcext:value="formula-is(ISODD(ROW()))" calcext:base-cell-address="Sheet1.G16"/>
          </calcext:conditional-format>
        </calcext:conditional-formats>
      </table:table>
      <table:table table:name="Sheet2" table:style-name="ta1" table:print="false">
        <table:table-column table:style-name="co7" table:default-cell-style-name="Default"/>
        <table:table-column table:style-name="co5" table:default-cell-style-name="ce40"/>
        <table:table-column table:style-name="co5" table:number-columns-repeated="5" table:default-cell-style-name="Default"/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formula="of:=ISEVEN(ROW([.B3])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ty</text:p>
          </table:table-cell>
        </table:table-row>
        <table:table-row table:style-name="ro2">
          <table:table-cell/>
          <table:table-cell table:formula="of:=ISEVEN(ROW([.B4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5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6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7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8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9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10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11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12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13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14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15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16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17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18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19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20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21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22]))" office:value-type="boolean" office:boolean-value="true" calcext:value-type="boolean">
            <text:p>VERO</text:p>
          </table:table-cell>
          <table:table-cell table:number-columns-repeated="5"/>
        </table:table-row>
        <table:table-row table:style-name="ro2">
          <table:table-cell/>
          <table:table-cell table:formula="of:=ISEVEN(ROW([.B23]))" office:value-type="boolean" office:boolean-value="false" calcext:value-type="boolean">
            <text:p>FALSO</text:p>
          </table:table-cell>
          <table:table-cell table:number-columns-repeated="5"/>
        </table:table-row>
        <table:table-row table:style-name="ro2">
          <table:table-cell/>
          <table:table-cell table:formula="of:=ISEVEN(ROW([.B24]))" office:value-type="boolean" office:boolean-value="true" calcext:value-type="boolean">
            <text:p>VERO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ighe_20_pari" style:display-name="righe pari" style:family="table-cell" style:parent-style-name="Default">
      <style:table-cell-properties fo:background-color="#ccccff" fo:border="0.06pt solid #000000" loext:vertical-justify="auto"/>
      <style:paragraph-properties css3t:text-justify="auto"/>
    </style:style>
    <style:style style:name="righe_20_dispari" style:display-name="righe dispari" style:family="table-cell" style:parent-style-name="Default">
      <style:table-cell-properties fo:background-color="#cfe7f5" fo:border="0.06pt solid #000000" style:vertical-align="middle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05:20:23.28430271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3.7.2$Linux_X86_64 LibreOffice_project/430m0$Build-2</meta:generator>
    <dc:date>2015-11-09T05:22:19.252257693</dc:date>
    <meta:editing-duration>PT29M51S</meta:editing-duration>
    <meta:editing-cycles>5</meta:editing-cycles>
    <meta:document-statistic meta:table-count="3" meta:cell-count="152" meta:object-count="0"/>
  </office:meta>
</office:document-meta>
</file>